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9.763cm" table:align="left"/>
    </style:style>
    <style:style style:name="Tabelle1.A" style:family="table-column">
      <style:table-column-properties style:column-width="4.098cm"/>
    </style:style>
    <style:style style:name="Tabelle1.B" style:family="table-column">
      <style:table-column-properties style:column-width="2.748cm"/>
    </style:style>
    <style:style style:name="Tabelle1.C" style:family="table-column">
      <style:table-column-properties style:column-width="2.917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font-name="Arial" fo:font-size="10.5pt" style:font-size-asian="10.5pt" style:font-size-complex="10.5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6" text:outline-level="6">Umrechentabelle Prozentpunkte in Notenpunkte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/>
            <text:p text:style-name="P3">Prozentpunkte</text:p>
            <text:p text:style-name="P3"/>
          </table:table-cell>
          <table:table-cell table:style-name="Tabelle1.A1" office:value-type="string">
            <text:p text:style-name="P3"/>
            <text:p text:style-name="P3">Notenpunkte</text:p>
          </table:table-cell>
          <table:table-cell table:style-name="Tabelle1.C1" office:value-type="string">
            <text:p text:style-name="P3"/>
            <text:p text:style-name="P3">Notenstufen</text:p>
          </table:table-cell>
        </table:table-row>
        <table:table-row>
          <table:table-cell table:style-name="Tabelle1.A2" office:value-type="string">
            <text:p text:style-name="P2">ab 97 %</text:p>
            <text:p text:style-name="P2">ab 93 %</text:p>
            <text:p text:style-name="P2">ab 90 %</text:p>
          </table:table-cell>
          <table:table-cell table:style-name="Tabelle1.A2" office:value-type="string">
            <text:p text:style-name="P2">15</text:p>
            <text:p text:style-name="P2">14</text:p>
            <text:p text:style-name="P2">13</text:p>
          </table:table-cell>
          <table:table-cell table:style-name="Tabelle1.C2" office:value-type="string">
            <text:p text:style-name="P1"/>
            <text:p text:style-name="P1">sehr gut</text:p>
          </table:table-cell>
        </table:table-row>
        <table:table-row>
          <table:table-cell table:style-name="Tabelle1.A2" office:value-type="string">
            <text:p text:style-name="P2">ab 85 %</text:p>
            <text:p text:style-name="P2">ab 80 %</text:p>
            <text:p text:style-name="P2">ab 75 %</text:p>
          </table:table-cell>
          <table:table-cell table:style-name="Tabelle1.A2" office:value-type="string">
            <text:p text:style-name="P2">12</text:p>
            <text:p text:style-name="P2">11</text:p>
            <text:p text:style-name="P2">10</text:p>
          </table:table-cell>
          <table:table-cell table:style-name="Tabelle1.C2" office:value-type="string">
            <text:p text:style-name="P1"/>
            <text:p text:style-name="P1">gut</text:p>
          </table:table-cell>
        </table:table-row>
        <table:table-row>
          <table:table-cell table:style-name="Tabelle1.A2" office:value-type="string">
            <text:p text:style-name="P2">ab 70 %</text:p>
            <text:p text:style-name="P2">ab 65 %</text:p>
            <text:p text:style-name="P2">ab 60 %</text:p>
          </table:table-cell>
          <table:table-cell table:style-name="Tabelle1.A2" office:value-type="string">
            <text:p text:style-name="P2">09</text:p>
            <text:p text:style-name="P2">08</text:p>
            <text:p text:style-name="P2">07</text:p>
          </table:table-cell>
          <table:table-cell table:style-name="Tabelle1.C2" office:value-type="string">
            <text:p text:style-name="P1"/>
            <text:p text:style-name="P1">befriedigend</text:p>
          </table:table-cell>
        </table:table-row>
        <table:table-row>
          <table:table-cell table:style-name="Tabelle1.A2" office:value-type="string">
            <text:p text:style-name="P2">ab 55 %</text:p>
            <text:p text:style-name="P2">ab 50 %</text:p>
            <text:p text:style-name="P2">ab 45 %</text:p>
          </table:table-cell>
          <table:table-cell table:style-name="Tabelle1.A2" office:value-type="string">
            <text:p text:style-name="P2">06</text:p>
            <text:p text:style-name="P2">05</text:p>
            <text:p text:style-name="P2">04</text:p>
          </table:table-cell>
          <table:table-cell table:style-name="Tabelle1.C2" office:value-type="string">
            <text:p text:style-name="P1"/>
            <text:p text:style-name="P1">ausreichend</text:p>
          </table:table-cell>
        </table:table-row>
        <table:table-row>
          <table:table-cell table:style-name="Tabelle1.A2" office:value-type="string">
            <text:p text:style-name="P2">ab 38 %</text:p>
            <text:p text:style-name="P2">ab 32 %</text:p>
            <text:p text:style-name="P2">ab 25 %</text:p>
          </table:table-cell>
          <table:table-cell table:style-name="Tabelle1.A2" office:value-type="string">
            <text:p text:style-name="P2">03</text:p>
            <text:p text:style-name="P2">02</text:p>
            <text:p text:style-name="P2">01</text:p>
          </table:table-cell>
          <table:table-cell table:style-name="Tabelle1.C2" office:value-type="string">
            <text:p text:style-name="P1"/>
            <text:p text:style-name="P1">mangelhaft</text:p>
          </table:table-cell>
        </table:table-row>
        <table:table-row>
          <table:table-cell table:style-name="Tabelle1.A2" office:value-type="string">
            <text:p text:style-name="P2">unter 25 %</text:p>
          </table:table-cell>
          <table:table-cell table:style-name="Tabelle1.B7" office:value-type="float" office:value="0">
            <text:p text:style-name="P2">0</text:p>
          </table:table-cell>
          <table:table-cell table:style-name="Tabelle1.C2" office:value-type="string">
            <text:p text:style-name="P1">ungenüge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i Backes</meta:initial-creator>
    <meta:creation-date>2025-01-21T14:46:22.18</meta:creation-date>
    <meta:document-statistic meta:table-count="1" meta:image-count="0" meta:object-count="0" meta:page-count="1" meta:paragraph-count="42" meta:word-count="78" meta:character-count="279"/>
    <dc:date>2025-01-21T14:59:52.25</dc:date>
    <dc:creator>Kai Backes</dc:creator>
    <meta:editing-duration>PT13M30S</meta:editing-duration>
    <meta:editing-cycles>1</meta:editing-cycles>
    <meta:generator>OpenOffice/4.1.14$Win32 OpenOffice.org_project/4114m1$Build-9811</meta:generator>
  </office:meta>
</office:document-meta>
</file>